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6e1a6" officeooo:paragraph-rsid="0016e1a6"/>
    </style:style>
    <style:style style:name="T1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ataset</text:h>
      <text:p text:style-name="P1">The dataset consists of twenty-three paired recording with a distance <text:s/>of less than 200um between the targeted neuron and the closest extracellular electrode. These were acquired from <text:span text:style-name="T1">numberofcells</text:span> cells, from the cortex of <text:span text:style-name="T1">numberofrats</text:span> anesthetized rat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02:12:26.782855792</meta:creation-date>
    <dc:date>2016-04-08T02:21:32.573262652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37" meta:character-count="262" meta:non-whitespace-character-count="226"/>
  </office:meta>
</office:document-meta>
</file>